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Docker_20_Container">
      <style:graphic-properties draw:textarea-vertical-align="middle" draw:auto-grow-height="false" fo:min-height="1.207cm" fo:min-width="3.789cm"/>
    </style:style>
    <style:style style:name="gr2" style:family="graphic" style:parent-style-name="Docker_20_Container">
      <style:graphic-properties draw:textarea-vertical-align="middle" draw:auto-grow-height="false" fo:min-height="0.651cm" fo:min-width="2.319cm"/>
    </style:style>
    <style:style style:name="gr3" style:family="graphic" style:parent-style-name="Docker_20_Container">
      <style:graphic-properties draw:textarea-vertical-align="middle" draw:auto-grow-height="false" fo:min-height="0.438cm" fo:min-width="2.093cm"/>
    </style:style>
    <style:style style:name="gr4" style:family="graphic" style:parent-style-name="title">
      <style:graphic-properties draw:auto-grow-height="true" draw:auto-grow-width="true" fo:min-height="0.331cm" fo:min-width="0.408cm"/>
    </style:style>
    <style:style style:name="gr5" style:family="graphic" style:parent-style-name="title">
      <style:graphic-properties draw:auto-grow-height="true" draw:auto-grow-width="true" fo:min-height="0.331cm" fo:min-width="1.272cm"/>
    </style:style>
    <style:style style:name="gr6" style:family="graphic" style:parent-style-name="title">
      <style:graphic-properties draw:auto-grow-height="true" draw:auto-grow-width="true" fo:min-height="0.331cm" fo:min-width="0.578cm"/>
    </style:style>
    <style:style style:name="gr7" style:family="graphic" style:parent-style-name="Docker_20_Container">
      <style:graphic-properties draw:textarea-vertical-align="middle" draw:auto-grow-height="false" fo:min-height="0.438cm" fo:min-width="2.728cm"/>
    </style:style>
    <style:style style:name="gr8" style:family="graphic" style:parent-style-name="title">
      <style:graphic-properties draw:auto-grow-height="true" draw:auto-grow-width="true" fo:min-height="0.081cm" fo:min-width="0.455cm"/>
    </style:style>
    <style:style style:name="gr9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0" style:family="graphic" style:parent-style-name="Docker_20_Port_20_Text">
      <style:graphic-properties draw:auto-grow-height="true" draw:auto-grow-width="false" fo:min-height="0.247cm" fo:min-width="1.467cm"/>
    </style:style>
    <style:style style:name="gr11" style:family="graphic" style:parent-style-name="text">
      <style:graphic-properties draw:auto-grow-height="true" draw:auto-grow-width="true" fo:min-height="0.493cm" fo:min-width="4.066cm"/>
    </style:style>
    <style:style style:name="gr12" style:family="graphic" style:parent-style-name="Volumes_20_From">
      <style:graphic-properties draw:textarea-vertical-align="bottom"/>
    </style:style>
    <style:style style:name="gr13" style:family="graphic" style:parent-style-name="Parent_20_Image">
      <style:graphic-properties draw:textarea-vertical-align="middle"/>
    </style:style>
    <style:style style:name="gr14" style:family="graphic">
      <style:graphic-properties draw:auto-grow-height="true" draw:auto-grow-width="true" fo:min-height="0.081cm" fo:min-width="0.455cm"/>
    </style:style>
    <style:style style:name="gr15" style:family="graphic">
      <style:graphic-properties draw:auto-grow-height="true" draw:auto-grow-width="true" fo:min-height="0.331cm" fo:min-width="1.2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613cm" svg:x="1.889cm" svg:y="6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2.915cm" svg:height="0.997cm" svg:x="11.166cm" svg:y="6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667cm" svg:height="0.762cm" svg:x="23.98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0.908cm" svg:height="0.581cm" svg:x="3.667cm" svg:y="7.058cm">
          <draw:text-box>
            <text:p text:style-name="P1">db</text:p>
          </draw:text-box>
        </draw:frame>
        <draw:frame draw:style-name="gr5" draw:layer="layout" svg:width="1.772cm" svg:height="0.581cm" svg:x="11.668cm" svg:y="7.077cm">
          <draw:text-box>
            <text:p text:style-name="P1">db_data</text:p>
          </draw:text-box>
        </draw:frame>
        <draw:frame draw:style-name="gr6" draw:layer="layout" svg:width="1.078cm" svg:height="0.581cm" svg:x="24.749cm" svg:y="3.631cm">
          <draw:text-box>
            <text:p text:style-name="P1">dns</text:p>
          </draw:text-box>
        </draw:frame>
        <draw:custom-shape draw:style-name="gr7" draw:text-style-name="P1" xml:id="id3" draw:id="id3" draw:layer="layout" svg:width="3.302cm" svg:height="0.762cm" svg:x="5.147cm" svg:y="4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3.643cm" svg:height="0.581cm" svg:x="4.977cm" svg:y="4.228cm">
          <draw:text-box>
            <text:p text:style-name="P1">erwinnttdata/mysql</text:p>
          </draw:text-box>
        </draw:frame>
        <draw:custom-shape draw:style-name="gr9" draw:text-style-name="P1" draw:layer="layout" svg:width="0.381cm" svg:height="0.381cm" svg:x="2.236cm" svg:y="8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1.459cm" svg:height="0.497cm" svg:x="1.827cm" svg:y="8.847cm">
          <draw:text-box>
            <text:p>:3306</text:p>
          </draw:text-box>
        </draw:frame>
        <draw:frame draw:style-name="gr11" draw:layer="layout" svg:width="4.693cm" svg:height="0.989cm" svg:x="1.768cm" svg:y="7.439cm">
          <draw:text-box>
            <text:p>db1:/var/lib/mysql</text:p>
            <text:p>./my.cnf:/etc/mysql/my.cnf.custom</text:p>
            <text:p>./conf:/etc/mysql/conf.d</text:p>
          </draw:text-box>
        </draw:frame>
        <draw:frame draw:style-name="gr11" draw:layer="layout" svg:width="4.566cm" svg:height="0.743cm" svg:x="11.033cm" svg:y="7.458cm">
          <draw:text-box>
            <text:p>db1:/var/lib/mysql</text:p>
          </draw:text-box>
        </draw:frame>
        <draw:connector draw:style-name="gr12" draw:text-style-name="P1" draw:layer="layout" draw:type="curve" svg:x1="4.111cm" svg:y1="8.582cm" svg:x2="12.623cm" svg:y2="7.966cm" draw:start-shape="id1" draw:start-glue-point="2" draw:end-shape="id2" svg:d="M4111 8582c0 826 8512 1134 8512-616" svg:viewBox="0 0 8513 1278">
          <text:p text:style-name="P1">volumes</text:p>
        </draw:connector>
        <draw:connector draw:style-name="gr13" draw:text-style-name="P1" draw:layer="layout" svg:x1="12.623cm" svg:y1="6.969cm" svg:x2="6.798cm" svg:y2="4.899cm" draw:start-shape="id2" draw:start-glue-point="0" draw:end-shape="id3" draw:end-glue-point="2" svg:d="M12623 6969v-1010h-5825v-1060" svg:viewBox="0 0 5826 2071">
          <text:p/>
        </draw:connector>
        <draw:connector draw:style-name="gr13" draw:text-style-name="P1" draw:layer="layout" svg:x1="4.111cm" svg:y1="6.969cm" svg:x2="6.798cm" svg:y2="4.899cm" draw:start-shape="id1" draw:start-glue-point="0" draw:end-shape="id3" draw:end-glue-point="2" svg:d="M4111 6969v-1010h2687v-1060" svg:viewBox="0 0 2688 2071">
          <text:p/>
        </draw:connector>
        <draw:custom-shape draw:style-name="gr7" draw:text-style-name="P1" xml:id="id4" draw:id="id4" draw:layer="layout" svg:width="3.302cm" svg:height="0.762cm" svg:x="5.147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.573cm" svg:height="0.331cm" svg:x="6.012cm" svg:y="2.105cm">
          <draw:text-box>
            <text:p text:style-name="P1">mysql:5.7</text:p>
          </draw:text-box>
        </draw:frame>
        <draw:connector draw:style-name="gr13" draw:text-style-name="P1" draw:layer="layout" svg:x1="6.798cm" svg:y1="4.137cm" svg:x2="6.798cm" svg:y2="2.651cm" draw:start-shape="id3" draw:start-glue-point="0" draw:end-shape="id4" draw:end-glue-point="2" svg:d="M6798 4137v-1486" svg:viewBox="0 0 1 1487">
          <text:p/>
        </draw:connector>
        <draw:custom-shape draw:style-name="gr2" draw:text-style-name="P1" draw:layer="layout" svg:width="2.915cm" svg:height="0.997cm" svg:x="17.262cm" svg:y="6.9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layer="layout" svg:width="2.085cm" svg:height="0.331cm" svg:x="17.609cm" svg:y="7.221cm">
          <draw:text-box>
            <text:p text:style-name="P1">phpmyadm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9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DejaVu Sans Mono3" fo:font-family="'DejaVu Sans Mono'" style:font-style-name="Book" style:font-family-generic="modern" style:font-pitch="fixed" fo:font-size="6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8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cker_20_Container" style:display-name="Docker Container" style:family="graphic" style:parent-style-name="standard">
      <style:graphic-properties draw:fill="solid" draw:textarea-vertical-align="top" draw:shadow="visible" draw:shadow-offset-x="0.05cm" draw:shadow-offset-y="0.05cm" draw:shadow-color="#cccccc"/>
    </style:style>
    <style:style style:name="Docker_20_Port" style:display-name="Docker Port" style:family="graphic" style:parent-style-name="standard">
      <style:graphic-properties draw:fill="none"/>
      <style:text-properties fo:font-size="8pt"/>
    </style:style>
    <style:style style:name="Docker_20_Port_20_Text" style:display-name="Docker Port Text" style:family="graphic" style:parent-style-name="standard">
      <style:graphic-properties draw:stroke="none" draw:fill="none"/>
      <style:text-properties style:font-name="DejaVu Sans Mono3" fo:font-family="'DejaVu Sans Mono'" style:font-style-name="Book" style:font-family-generic="modern" style:font-pitch="fixed" fo:font-size="6pt"/>
    </style:style>
    <style:style style:name="Parent_20_Image" style:display-name="Parent Image" style:family="graphic" style:parent-style-name="standard">
      <style:graphic-properties svg:stroke-width="0cm" svg:stroke-color="#000000" draw:marker-start-width="0.2cm" draw:marker-end="Triangle_20_unfilled" draw:marker-end-width="0.2cm" draw:fill-gradient-name="Gradient_20_3" draw:fill-hatch-name="Hatching_20_1" draw:fill-image-name="Bitmap_20_1"/>
    </style:style>
    <style:style style:name="Volumes_20_From" style:display-name="Volumes From" style:family="graphic" style:parent-style-name="standard">
      <style:graphic-properties draw:stroke="dash" draw:stroke-dash="Dashed_20__28_var_29_" svg:stroke-color="#000000" draw:marker-end="Arrow" draw:marker-end-width="0.2cm" draw:fill-gradient-name="Gradient_20_3" draw:fill-hatch-name="Hatching_20_1" draw:fill-image-name="Bitmap_20_1"/>
      <style:text-properties fo:font-size="7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14:39:19.684862935</meta:creation-date>
    <dc:date>2016-06-27T00:13:12.765184071</dc:date>
    <meta:editing-duration>P1DT1H8M26S</meta:editing-duration>
    <meta:editing-cycles>5</meta:editing-cycles>
    <meta:generator>LibreOffice/5.1.4.2$Linux_X86_64 LibreOffice_project/10m0$Build-2</meta:generator>
    <meta:document-statistic meta:object-count="20"/>
  </office:meta>
</office:document-meta>
</file>